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7e52" officeooo:paragraph-rsid="000a7e52"/>
    </style:style>
    <style:style style:name="P2" style:family="paragraph" style:parent-style-name="Standard">
      <style:paragraph-properties fo:text-align="center" style:justify-single-word="false"/>
      <style:text-properties officeooo:rsid="000a7e52" officeooo:paragraph-rsid="000a7e52"/>
    </style:style>
    <style:style style:name="P3" style:family="paragraph" style:parent-style-name="Standard">
      <style:paragraph-properties fo:text-align="start" style:justify-single-word="false"/>
      <style:text-properties officeooo:rsid="000a7e52" officeooo:paragraph-rsid="000a7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te Velasquez</text:p>
      <text:p text:style-name="P1">Computational Science Seminars</text:p>
      <text:p text:style-name="P1">Report 1</text:p>
      <text:p text:style-name="P1"/>
      <text:p text:style-name="P2">Nick LaHaye: </text:p>
      <text:p text:style-name="P2">Kawasaki Disease, Remote Sensing, Deep Learning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0:56:15.662903908</meta:creation-date>
    <dc:date>2020-05-02T11:05:16.055327738</dc:date>
    <meta:editing-duration>PT9M1S</meta:editing-duration>
    <meta:editing-cycles>1</meta:editing-cycles>
    <meta:document-statistic meta:table-count="0" meta:image-count="0" meta:object-count="0" meta:page-count="1" meta:paragraph-count="5" meta:word-count="15" meta:character-count="113" meta:non-whitespace-character-count="102"/>
    <meta:generator>LibreOffice/6.0.7.3$Linux_X86_64 LibreOffice_project/00m0$Build-3</meta:generator>
  </office:meta>
</office:document-meta>
</file>